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69000002F8A3EBD627711DB14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bez_20_výplně_20_a_20_obrysu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5cm" fo:min-width="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5cm" fo:min-width="0.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1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000000" loext:opacity="100%" style:font-name="CMU Serif"/>
    </style:style>
    <style:style style:name="T1" style:family="text">
      <style:text-properties fo:color="#000000" loext:opacity="100%" style:font-name="CMU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ýchozí">
        <draw:frame draw:style-name="gr1" draw:text-style-name="P1" draw:layer="layout" svg:width="18.999cm" svg:height="16.539cm" svg:x="1cm" svg:y="6.58cm">
          <draw:image xlink:href="Pictures/1000000100000369000002F8A3EBD627711DB141.png" xlink:type="simple" xlink:show="embed" xlink:actuate="onLoad" draw:mime-type="image/png">
            <text:p/>
          </draw:image>
        </draw:frame>
        <draw:custom-shape draw:style-name="gr2" draw:text-style-name="P2" draw:layer="layout" svg:width="6.5cm" svg:height="0.75cm" svg:x="2.25cm" svg:y="17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509cm" svg:height="1.081cm" svg:x="2.741cm" svg:y="17.25cm">
          <draw:text-box>
            <text:p><text:span text:style-name="T1">Průřez testovací sekcí</text:span></text:p>
          </draw:text-box>
        </draw:frame>
        <draw:custom-shape draw:style-name="gr4" draw:text-style-name="P2" draw:layer="layout" svg:width="3.5cm" svg:height="0.75cm" svg:x="15.75cm" svg:y="22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4.524cm" svg:height="1.081cm" svg:x="13.5cm" svg:y="21.919cm">
          <draw:text-box>
            <text:p><text:span text:style-name="T1">Vnitřní </text:span><text:span text:style-name="T1">trubka</text:span></text:p>
          </draw:text-box>
        </draw:frame>
        <draw:custom-shape draw:style-name="gr6" draw:text-style-name="P2" draw:layer="layout" svg:width="1cm" svg:height="3.75cm" svg:x="15.5cm" svg:y="12.75cm">
          <text:p/>
          <draw:enhanced-geometry svg:viewBox="0 0 21600 21600" draw:type="rectangle" draw:enhanced-path="M 0 0 L 21600 0 21600 21600 0 21600 0 0 Z N"/>
        </draw:custom-shape>
        <draw:frame draw:style-name="gr7" draw:text-style-name="P3" draw:layer="layout" svg:width="5.501cm" svg:height="1.911cm" draw:transform="rotate (1.57323978774769) translate (15.514cm 17.23cm)">
          <draw:text-box>
            <text:p><text:span text:style-name="T1">Vyhřívací sekc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Serif" svg:font-family="'CMU Serif'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deg" draw:border="0%"/>
    <draw:gradient draw:name="S_20_výplní" draw:display-name="S výplní" draw:style="linear" draw:start-color="#ffffff" draw:end-color="#cccccc" draw:start-intensity="100%" draw:end-intensity="100%" draw:angle="30deg" draw:border="0%"/>
    <draw:gradient draw:name="Tvary" draw:style="rectangular" draw:cx="50%" draw:cy="50%" draw:start-color="#cccccc" draw:end-color="#ffffff" draw:start-intensity="100%" draw:end-intensity="100%" draw:angle="0deg" draw:border="0%"/>
    <draw:gradient draw:name="Zelená_20_výplň" draw:display-name="Zelená výplň" draw:style="linear" draw:start-color="#77bc65" draw:end-color="#127622" draw:start-intensity="100%" draw:end-intensity="100%" draw:angle="30deg" draw:border="0%"/>
    <draw:gradient draw:name="Červená_20_výplň" draw:display-name="Červená výplň" draw:style="linear" draw:start-color="#ff6d6d" draw:end-color="#c9211e" draw:start-intensity="100%" draw:end-intensity="100%" draw:angle="30deg" draw:border="0%"/>
    <draw:gradient draw:name="Žlutá_20_výplň" draw:display-name="Žlutá výplň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ýchoz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3-13T11:49:05.925601356</dc:date>
    <meta:editing-duration>PT20S</meta:editing-duration>
    <meta:editing-cycles>1</meta:editing-cycles>
    <meta:document-statistic meta:object-count="7"/>
    <meta:generator>LibreOffice/7.3.7.2$Linux_X86_64 LibreOffice_project/30$Build-2</meta:generator>
  </office:meta>
</office:document-meta>
</file>